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margin-left="0.882cm" fo:margin-right="0.714cm" fo:text-align="start" style:justify-single-word="false" fo:text-indent="0cm" style:auto-text-indent="false"/>
      <style:text-properties fo:font-size="12pt" style:font-size-asian="10.5pt" style:font-size-complex="12pt"/>
    </style:style>
    <style:style style:name="P3" style:family="paragraph" style:parent-style-name="Standard">
      <style:paragraph-properties fo:margin-left="0.882cm" fo:margin-right="0.714cm" fo:text-align="start" style:justify-single-word="false" fo:text-indent="0cm" style:auto-text-indent="false"/>
      <style:text-properties style:font-name="Times New Roman" fo:font-size="12pt" style:font-size-asian="10.5pt" style:font-size-complex="12pt"/>
    </style:style>
    <style:style style:name="P4" style:family="paragraph" style:parent-style-name="Standard">
      <style:paragraph-properties fo:margin-left="0.882cm" fo:margin-right="0.714cm" fo:text-align="start" style:justify-single-word="false" fo:text-indent="0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.882cm" fo:margin-right="0.714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882cm" fo:margin-right="0.714cm" fo:text-align="center" style:justify-single-word="false" fo:text-indent="0cm" style:auto-text-indent="false"/>
      <style:text-properties style:font-name="Ubuntu" fo:font-size="12pt" style:font-size-asian="10.5pt" style:font-size-complex="12pt"/>
    </style:style>
    <style:style style:name="P7" style:family="paragraph" style:parent-style-name="Standard">
      <style:paragraph-properties fo:margin-left="0cm" fo:margin-right="0.714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.714cm" fo:text-align="start" style:justify-single-word="false" fo:text-indent="0cm" style:auto-text-indent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714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2"/>
    <style:style style:name="P15" style:family="paragraph" style:parent-style-name="Standard" style:list-style-name="L1">
      <style:paragraph-properties fo:margin-left="0.882cm" fo:margin-right="0.714cm" fo:text-align="start" style:justify-single-word="false" fo:text-indent="0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.882cm" fo:margin-right="0.714cm" fo:text-align="center" style:justify-single-word="false" fo:text-indent="0cm" style:auto-text-indent="false"/>
      <style:text-properties style:font-name="Ubuntu" fo:font-size="12pt" style:font-size-asian="10.5pt" style:font-size-complex="12pt"/>
    </style:style>
    <style:style style:name="P17" style:family="paragraph" style:parent-style-name="Standard">
      <style:paragraph-properties fo:margin-left="0cm" fo:margin-right="0.714cm" fo:text-align="start" style:justify-single-word="false" fo:text-indent="0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font-size-asian="10.5pt" style:font-weight-asian="normal" style:font-size-complex="12pt" style:font-weight-complex="normal"/>
    </style:style>
    <style:style style:name="T4" style:family="text">
      <style:text-properties style:use-window-font-color="true" style:font-name="Times New Roman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Monospace" fo:font-size="10pt" style:font-name-asian="Monospace" style:font-size-asian="10pt" style:font-weight-asian="normal" style:font-name-complex="Monospace" style:font-size-complex="10pt" style:font-weight-complex="normal"/>
    </style:style>
    <style:style style:name="T8" style:family="text">
      <style:text-properties style:font-name="Monospace" fo:font-size="10pt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9" style:family="text">
      <style:text-properties fo:color="#7f0055"/>
    </style:style>
    <style:style style:name="T10" style:family="text">
      <style:text-properties fo:color="#7f0055" style:font-name="Monospace" fo:font-size="10pt" style:font-name-asian="Monospace" style:font-size-asian="10pt" style:font-weight-asian="normal" style:font-name-complex="Monospace" style:font-size-complex="10pt" style:font-weight-complex="normal"/>
    </style:style>
    <style:style style:name="T11" style:family="text">
      <style:text-properties fo:color="#7f0055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Monospace" fo:font-size="10pt" style:font-name-asian="Monospace" style:font-size-asian="10pt" style:font-weight-asian="normal" style:font-name-complex="Monospace" style:font-size-complex="10pt" style:font-weight-complex="normal"/>
    </style:style>
    <style:style style:name="T15" style:family="text">
      <style:text-properties fo:color="#000000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16" style:family="text">
      <style:text-properties fo:color="#2a00ff"/>
    </style:style>
    <style:style style:name="T17" style:family="text">
      <style:text-properties style:font-weight-asian="bold" style:font-weight-complex="bold"/>
    </style:style>
    <style:style style:name="T18" style:family="text">
      <style:text-properties style:font-name="Times New Roman" fo:font-size="12pt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on Snake</text:p>
      <text:p text:style-name="P13"><text:s text:c="8"/></text:p>
      <text:p text:style-name="P13"><text:s text:c="8"/>1.Wprowadzenie i instalacja</text:p>
      <text:p text:style-name="P2"/>
      <text:p text:style-name="P2">Ruby jest skryptowym językiem programowania zorientowanym obiektowo. Aplikacje napisane za pomocą tego rewolucyjnego narzędzia są przenośne na wiele platform, co czyni z Rubiego konkurenta dla takich języków jak Java. Jednak Ruby propaguje zupełnie inna koncepcję przenośności, która nie wymaga kompilacji kodu do przenośnej postaci. Skrypty same w sobie są przenośne i interpretowane w ten sam sposób na różnych maszynach. </text:p>
      <text:p text:style-name="P2"/>
      <text:p text:style-name="P2">Instalacja nie jest zbytnio trudna, dlatego nie zajmie zbyt wielu akapitów tego poradnika.</text:p>
      <text:p text:style-name="P2">Pierwszą rzeczą, którą musimy zrobić jest instalacja środowiska Rubiego. W tym celu otwieramy terminal i wydajemy polecenie.</text:p>
      <text:p text:style-name="P2"/>
      <text:p text:style-name="P6"><text:span text:style-name="keyword1_5f_bash">sudo</text:span> <text:span text:style-name="keyword1_5f_bash">apt-get</text:span> <text:span text:style-name="keyword1_5f_bash">install</text:span> ruby</text:p>
      <text:p text:style-name="P6"/>
      <text:p text:style-name="P3">Następnie potrzebujemy czegoś co się nazywa RubyGems, jest to zarządca Gemów czyli paczek, które dostarczą nam dodatkowych narzędzi.</text:p>
      <text:p text:style-name="P3"/>
      <text:p text:style-name="P6"><text:span text:style-name="keyword1_5f_bash">sudo</text:span> <text:span text:style-name="keyword1_5f_bash">apt-get</text:span> <text:span text:style-name="keyword1_5f_bash">install</text:span> rubygems</text:p>
      <text:p text:style-name="P6"/>
      <text:p text:style-name="P6">sudo apt-get install libsdl1.2-dev libsdl-gfx1.2-dev libsdl-image1.2-dev libsdl-mixer1.2-dev libsdl-ttf2.0-dev</text:p>
      <text:p text:style-name="P6"/>
      <text:p text:style-name="P3">Potrzebujemy teraz czegoś co wspomoże nasz proces tworzenia gry, mowa tutaj o silniku graficznym. Dostępnych jest kilka rodzai, <text:s/>ja preferuję RubyGame.</text:p>
      <text:p text:style-name="P3"/>
      <text:p text:style-name="P6"><text:span text:style-name="keyword1_5f_bash">sudo</text:span> gem <text:span text:style-name="keyword1_5f_bash">install</text:span> rubygame</text:p>
      <text:p text:style-name="P6"/>
      <text:p text:style-name="P3">Po instalacji powyższych paczek, jesteśmy w stanie przystąpić do faktycznego programowania aplikacji.</text:p>
      <text:p text:style-name="P3"/>
      <text:p text:style-name="P5">Zakładam iż czytelnik zna podstawy programowania w języku obiektowym i potrafi konstruować algorytmy.</text:p>
      <text:p text:style-name="P5"/>
      <text:list xml:id="list739895989" text:style-name="L1">
        <text:list-item>
          <text:p text:style-name="P15">Zasady gry</text:p>
        </text:list-item>
      </text:list>
      <text:p text:style-name="P4"/>
      <text:p text:style-name="P5">Zanim zajmiemy się implementacja, powinniśmy przypomnieć sobie zasady jakimi rządzi się owa gra. Tytułowy wąż jest naszą główna postacią, nad którą mamy sterowanie. Bohater przemieszcza się po planszy o stałym rozmiarze w czterech kierunkach, szukając jednocześnie jedzenia, które zwiększa jego rozmiar. Warunkiem końcowym gry jest wyjechanie poza planszę lub zjedzenie własnego ogona. <text:s/>Warto zapamiętać ten opis, gdyż będziemy do niego wracać.</text:p>
      <text:p text:style-name="P5"/>
      <text:p text:style-name="P17"><text:s text:c="8"/>3.Szkielet</text:p>
      <text:p text:style-name="P4"/>
      <text:p text:style-name="P7"><text:s text:c="8"/>Zacznijmy od napisania szkieletu naszej aplikacji. </text:p>
      <text:p text:style-name="P7"><text:tab/></text:p>
      <text:p text:style-name="P7"><text:span text:style-name="keyword2_5f_ruby"><text:span text:style-name="T1">require</text:span></text:span><text:span text:style-name="T1"> </text:span><text:span text:style-name="string_5f_ruby"><text:span text:style-name="T1">"rubygems"</text:span></text:span><text:span text:style-name="T1"> <text:s/></text:span><text:span text:style-name="comment0_5f_ruby"><text:span text:style-name="T1">#Dołączamy obsługę gemów</text:span></text:span></text:p>
      <text:p text:style-name="P8"><text:span text:style-name="keyword2_5f_ruby">require</text:span> <text:span text:style-name="string_5f_ruby">"rubygame"</text:span> <text:s/><text:span text:style-name="comment0_5f_ruby">#Engine, na którym będziemy pracować</text:span></text:p>
      <text:p text:style-name="P8"><text:soft-page-break/></text:p>
      <text:p text:style-name="P8"/>
      <text:p text:style-name="P8"/>
      <text:p text:style-name="P8"/>
      <text:p text:style-name="P9"><text:span text:style-name="comment0_5f_ruby"><text:span text:style-name="T3">#Dyrektywa podobna do „using namespace” z C++ uzyskujemy dostęp </text:span></text:span></text:p>
      <text:p text:style-name="P8"><text:span text:style-name="comment0_5f_ruby">#bezpośredni do metod i obiektów z modułu Rubygame</text:span></text:p>
      <text:p text:style-name="P9"><text:span text:style-name="keyword0_5f_ruby"><text:span text:style-name="T3">include</text:span></text:span><text:span text:style-name="T2"> Rubygame <text:s text:c="3"/></text:span></text:p>
      <text:p text:style-name="P9"><text:span text:style-name="comment0_5f_ruby"><text:span text:style-name="T3"/></text:span></text:p>
      <text:p text:style-name="P9"><text:span text:style-name="keyword3_5f_ruby"><text:span text:style-name="T7">class</text:span></text:span><text:span text:style-name="comment0_5f_ruby"><text:span text:style-name="T10"> </text:span></text:span><text:span text:style-name="comment0_5f_ruby"><text:span text:style-name="T14">Game </text:span></text:span><text:span text:style-name="comment0_5f_ruby"><text:span text:style-name="T7">#Główna klasa naszej gry</text:span></text:span></text:p>
      <text:p text:style-name="P9"><text:span text:style-name="comment0_5f_ruby"><text:span text:style-name="T14"><text:s text:c="2"/></text:span></text:span><text:span text:style-name="comment0_5f_ruby"><text:span text:style-name="T7">#Definiujemy kolor tła</text:span></text:span></text:p>
      <text:p text:style-name="P9"><text:span text:style-name="comment0_5f_ruby"><text:span text:style-name="T14"><text:s text:c="2"/>BG_COLOR = </text:span></text:span><text:span text:style-name="string_5f_ruby"><text:span text:style-name="T7">'black'</text:span></text:span></text:p>
      <text:p text:style-name="P9"><text:span text:style-name="comment0_5f_ruby"><text:span text:style-name="T14"/></text:span></text:p>
      <text:p text:style-name="P10"><text:span text:style-name="T13"><text:s text:c="2"/></text:span><text:span text:style-name="keyword0_5f_ruby">def</text:span><text:span text:style-name="T9"> </text:span><text:span text:style-name="T13">initialize </text:span><text:span text:style-name="comment0_5f_ruby">#Metoda wykona się przy tworzeniu obiektu klasy</text:span></text:p>
      <text:p text:style-name="P10"><text:span text:style-name="T13"><text:s text:c="6"/></text:span><text:span text:style-name="comment0_5f_ruby">#Tworzymy powierzchnię, na której będziemy rysować</text:span></text:p>
      <text:p text:style-name="P10"><text:span text:style-name="T13"><text:tab/></text:span><text:span text:style-name="comment0_5f_ruby">#Używamy podwójnego buffora (DOUBLEBUF) w celu uniknięcie migotania obrazu</text:span></text:p>
      <text:p text:style-name="P10"><text:span text:style-name="T13"><text:tab/>@screen = Screen.</text:span><text:span text:style-name="member0_5f_ruby"><text:span text:style-name="T17">new</text:span></text:span><text:span text:style-name="T12"> </text:span><text:span text:style-name="symbol0_5f_ruby">[</text:span><text:span text:style-name="number_5f_ruby">640</text:span><text:span text:style-name="T13">,</text:span><text:span text:style-name="number_5f_ruby">480</text:span><text:span text:style-name="symbol0_5f_ruby">]</text:span><text:span text:style-name="T13">, </text:span><text:span text:style-name="number_5f_ruby">0</text:span><text:span text:style-name="T13">, </text:span><text:span text:style-name="symbol0_5f_ruby">[</text:span><text:span text:style-name="T13">HWSURFACE, DOUBLEBUF</text:span><text:span text:style-name="symbol0_5f_ruby">] </text:span></text:p>
      <text:p text:style-name="P11"><text:s text:c="9"/></text:p>
      <text:p text:style-name="P11"><text:tab/><text:span text:style-name="comment0_5f_ruby">#Tworzymy kolejkę zdarzeń </text:span></text:p>
      <text:p text:style-name="P10"><text:span text:style-name="T13"><text:s text:c="6"/>@</text:span><text:span text:style-name="keyword3_5f_ruby">queue</text:span><text:span text:style-name="T13"> = EventQueue.</text:span><text:span text:style-name="member0_5f_ruby"><text:span text:style-name="T17">new</text:span></text:span></text:p>
      <text:p text:style-name="P10"><text:span text:style-name="member0_5f_ruby"><text:span text:style-name="T17"><text:tab/></text:span></text:span><text:span text:style-name="comment0_5f_ruby"><text:span text:style-name="T17">#Tworzymy zegar</text:span></text:span></text:p>
      <text:p text:style-name="P10"><text:span text:style-name="T12"><text:s text:c="6"/></text:span><text:span text:style-name="T13">@clock = Clock.</text:span><text:span text:style-name="member0_5f_ruby"><text:span text:style-name="T17">new</text:span></text:span></text:p>
      <text:p text:style-name="P10"><text:span text:style-name="member0_5f_ruby"><text:span text:style-name="T17"><text:tab/></text:span></text:span><text:span text:style-name="comment0_5f_ruby"><text:span text:style-name="T17">#Ustawiamy preferowaną częstotliwość odświeżania </text:span></text:span></text:p>
      <text:p text:style-name="P10"><text:span text:style-name="T12"><text:s text:c="6"/></text:span><text:span text:style-name="T13">@clock.</text:span><text:span text:style-name="member0_5f_ruby">target_framerate</text:span><text:span text:style-name="T13"> = </text:span><text:span text:style-name="number_5f_ruby">30</text:span><text:span text:style-name="T13"> <text:s text:c="4"/></text:span></text:p>
      <text:p text:style-name="P10"><text:span text:style-name="T13"><text:s text:c="2"/></text:span><text:span text:style-name="keyword0_5f_ruby">end</text:span></text:p>
      <text:p text:style-name="P10"/>
      <text:p text:style-name="P10"><text:span text:style-name="T9"><text:s text:c="2"/></text:span><text:span text:style-name="keyword0_5f_ruby">def</text:span><text:span text:style-name="T9"> </text:span><text:span text:style-name="T13">draw_background </text:span><text:span text:style-name="comment0_5f_ruby">#Użyjemy tej metody do narysowania tła </text:span></text:p>
      <text:p text:style-name="P11"><text:s text:c="6"/><text:span text:style-name="comment0_5f_ruby">#Wypełniamy wcześniej utworzoną powierzchnie kolorem czarnym</text:span></text:p>
      <text:p text:style-name="P11"><text:tab/>@screen.<text:span text:style-name="member0_5f_ruby">fill</text:span> BG_COLOR </text:p>
      <text:p text:style-name="P10"><text:span text:style-name="T13"><text:s text:c="2"/></text:span><text:span text:style-name="keyword0_5f_ruby">end</text:span></text:p>
      <text:p text:style-name="P12"><text:s/></text:p>
      <text:p text:style-name="P10"><text:span text:style-name="T9"><text:s text:c="2"/></text:span><text:span text:style-name="keyword0_5f_ruby">def</text:span><text:span text:style-name="T9"> </text:span><text:span text:style-name="T13">run </text:span><text:span text:style-name="comment0_5f_ruby">#Pętla główna aplikacji</text:span></text:p>
      <text:p text:style-name="P10"><text:span text:style-name="T13"><text:s text:c="4"/></text:span><text:span text:style-name="keyword2_5f_ruby">loop</text:span><text:span text:style-name="T13"> </text:span><text:span text:style-name="keyword0_5f_ruby">do </text:span></text:p>
      <text:p text:style-name="P10"><text:span text:style-name="T9"><text:s text:c="6"/></text:span><text:span text:style-name="T13">update </text:span><text:span text:style-name="comment0_5f_ruby">#przeliczenie świata</text:span></text:p>
      <text:p text:style-name="P11"><text:s text:c="6"/>draw <text:span text:style-name="comment0_5f_ruby">#metoda rysująca</text:span></text:p>
      <text:p text:style-name="P11"><text:tab/><text:span text:style-name="comment0_5f_ruby">#Funkcja tick jak sama nazwa wskazuje wykonuje jedno tyknięcie zegara</text:span></text:p>
      <text:p text:style-name="P11"><text:s text:c="6"/>@clock.<text:span text:style-name="member0_5f_ruby">tick </text:span></text:p>
      <text:p text:style-name="P10"><text:span text:style-name="T13"><text:s text:c="4"/></text:span><text:span text:style-name="keyword0_5f_ruby">end</text:span></text:p>
      <text:p text:style-name="P12"><text:s text:c="2"/><text:span text:style-name="keyword0_5f_ruby">end</text:span></text:p>
      <text:p text:style-name="P10"/>
      <text:p text:style-name="P11"><text:s/></text:p>
      <text:p text:style-name="P10"><text:s text:c="2"/><text:span text:style-name="comment0_5f_ruby">#Tutaj będziemy wykonywać wszystkie logiczne operacje, oraz obsługiwać <text:s text:c="7"/>#zdarzenia</text:span></text:p>
      <text:p text:style-name="P10"><text:span text:style-name="T9"><text:s text:c="2"/></text:span><text:span text:style-name="keyword0_5f_ruby">def</text:span><text:span text:style-name="T9"> </text:span><text:span text:style-name="T13">update</text:span></text:p>
      <text:p text:style-name="P10"><text:span text:style-name="T13"><text:s text:c="3"/>@</text:span><text:span text:style-name="keyword3_5f_ruby">queue</text:span><text:span text:style-name="T13">.</text:span><text:span text:style-name="member0_5f_ruby">each</text:span><text:span text:style-name="T13"> </text:span><text:span text:style-name="keyword0_5f_ruby">do</text:span><text:span text:style-name="T9"> </text:span><text:span text:style-name="symbol0_5f_ruby">|</text:span><text:span text:style-name="T13">ev</text:span><text:span text:style-name="symbol0_5f_ruby">| </text:span><text:span text:style-name="comment0_5f_ruby">#iterujemy każdy element z kolejki</text:span></text:p>
      <text:p text:style-name="P10"><text:span text:style-name="T13"><text:s text:c="6"/></text:span><text:span text:style-name="keyword0_5f_ruby">case</text:span><text:span text:style-name="T9"> </text:span><text:span text:style-name="T13">ev</text:span></text:p>
      <text:p text:style-name="P10"><text:span text:style-name="T13"><text:s text:c="8"/></text:span><text:span text:style-name="keyword0_5f_ruby">when</text:span><text:span text:style-name="T9"> </text:span><text:span text:style-name="T13">QuitEvent </text:span><text:span text:style-name="comment0_5f_ruby">#sprawdzamy czy jest to żądanie zakończenia programu</text:span></text:p>
      <text:p text:style-name="P11"><text:s text:c="10"/>Rubygame.<text:span text:style-name="member0_5f_ruby">quit </text:span><text:span text:style-name="comment0_5f_ruby">#zwalniamy rubygame</text:span></text:p>
      <text:p text:style-name="P10"><text:span text:style-name="T13"><text:s text:c="10"/></text:span><text:span text:style-name="keyword2_5f_ruby">exit </text:span><text:span text:style-name="comment0_5f_ruby">#zamykamy progra</text:span></text:p>
      <text:p text:style-name="P10"><text:span text:style-name="T13"><text:s text:c="6"/></text:span><text:span text:style-name="keyword0_5f_ruby">end</text:span></text:p>
      <text:p text:style-name="P10"><text:span text:style-name="T13"><text:s text:c="4"/></text:span><text:span text:style-name="keyword0_5f_ruby">end</text:span></text:p>
      <text:p text:style-name="P10"><text:span text:style-name="T9"><text:s text:c="2"/></text:span><text:span text:style-name="keyword0_5f_ruby">end</text:span></text:p>
      <text:p text:style-name="P10"><text:s text:c="2"/><text:span text:style-name="comment0_5f_ruby">#Funkcja rysuje wszystkie elementy naszej sceny</text:span></text:p>
      <text:p text:style-name="P10"><text:span text:style-name="T9"><text:s text:c="2"/></text:span><text:span text:style-name="keyword0_5f_ruby">def</text:span><text:span text:style-name="T9"> </text:span><text:span text:style-name="T13">draw </text:span></text:p>
      <text:p text:style-name="P11"><text:s text:c="4"/>draw_background <text:span text:style-name="comment0_5f_ruby">#Rysujemy tło</text:span></text:p>
      <text:p text:style-name="P11"><text:s text:c="4"/><text:span text:style-name="comment0_5f_ruby">#Funkcja zamienia bufory, dzięki czemu widzimy zmianę na ekranie</text:span></text:p>
      <text:p text:style-name="P11"><text:s text:c="4"/>@screen.<text:span text:style-name="member0_5f_ruby">update </text:span></text:p>
      <text:p text:style-name="P10"><text:span text:style-name="T13"><text:s text:c="2"/></text:span><text:span text:style-name="keyword0_5f_ruby">end</text:span></text:p>
      <text:p text:style-name="P12"><text:span text:style-name="keyword0_5f_ruby">end</text:span></text:p>
      <text:p text:style-name="P10"/>
      <text:p text:style-name="P10"><text:span text:style-name="comment0_5f_ruby">#Tworzymy obiekt główny </text:span></text:p>
      <text:p text:style-name="P10"><text:span text:style-name="T13">game = Game.</text:span><text:span text:style-name="member0_5f_ruby"><text:span text:style-name="T17">new</text:span></text:span></text:p>
      <text:p text:style-name="P10"><text:soft-page-break/><text:span text:style-name="comment0_5f_ruby"><text:span text:style-name="T17">#Wywołujemy pętlę głowną</text:span></text:span></text:p>
      <text:p text:style-name="P11">game.<text:span text:style-name="member0_5f_ruby">run</text:span></text:p>
      <text:p text:style-name="P9"><text:span text:style-name="comment0_5f_ruby"><text:span text:style-name="T4"/></text:span></text:p>
      <text:p text:style-name="Standard"><text:span text:style-name="comment0_5f_ruby"><text:span text:style-name="T4"><text:tab/>Powyższy szablon można użyć do napisania wielu różnorodnych gier, dlatego proponuję <text:tab/>wam zapisać owy kod w łatwo dostępnym miejscu, najlepiej pod nazwą rubygame_temp.rb</text:span></text:span></text:p>
      <text:p text:style-name="Standard"><text:span text:style-name="comment0_5f_ruby"><text:span text:style-name="T4"><text:tab/></text:span></text:span></text:p>
      <text:list xml:id="list1127964553" text:style-name="L2">
        <text:list-item>
          <text:list>
            <text:list-item>
              <text:list>
                <text:list-header>
                  <text:p text:style-name="P14"><text:span text:style-name="comment0_5f_ruby"><text:span text:style-name="T4"/></text:span></text:p>
                </text:list-header>
              </text:list>
            </text:list-item>
          </text:list>
        </text:list-item>
      </text:list>
      <text:p text:style-name="Standard"><text:span text:style-name="comment0_5f_ruby"><text:span text:style-name="T5"><text:tab/>4.Snake</text:span></text:span></text:p>
      <text:p text:style-name="Standard"><text:span text:style-name="comment0_5f_ruby"><text:span text:style-name="T5"><text:tab/></text:span></text:span></text:p>
      <text:p text:style-name="Standard"><text:span text:style-name="comment0_5f_ruby"><text:span text:style-name="T5"><text:tab/></text:span></text:span><text:span text:style-name="comment0_5f_ruby"><text:span text:style-name="T6">W tym rozdziale skupimy się na naszej głównej postaci. Zastanówmy się przez chwilę, jakie <text:s/></text:span></text:span></text:p>
      <text:p text:style-name="Standard"><text:span text:style-name="comment0_5f_ruby"><text:span text:style-name="T6"><text:tab/>cechy posiada wąż oraz jakie struktury powinniśmy użyć.</text:span></text:span></text:p>
      <text:p text:style-name="Standard"><text:span text:style-name="comment0_5f_ruby"><text:span text:style-name="T6"/></text:span></text:p>
      <text:p text:style-name="Standard"><text:span text:style-name="comment0_5f_ruby"><text:span text:style-name="T6"><text:tab/>Czy wystarczy nam długość oraz pozycja? Odpowiedź brzmi nie, ponieważ musimy <text:tab/>wiedzieć jak są rozmieszczone poszczególne odcinki ciała. </text:span></text:span></text:p>
      <text:p text:style-name="Standard"><text:span text:style-name="comment0_5f_ruby"><text:span text:style-name="T6"><text:tab/>Potrzebujemy zatem struktury przechowującej takie elementy. Z pomocą przychodzi nam <text:tab/>wbudowana w Ruby klasa Array. Jest to połączenie listy oraz stosu, posiada bardzo <text:tab/>rozbudowane api. przyjazne w użyciu. Kolejnym atrybutem jest kierunek oraz kolor.</text:span></text:span></text:p>
      <text:p text:style-name="Standard"><text:span text:style-name="comment0_5f_ruby"><text:span text:style-name="T6"/></text:span></text:p>
      <text:p text:style-name="Standard"><text:span text:style-name="comment0_5f_ruby"><text:span text:style-name="T18">#Stała globalna, określa ilość pikseli per obiekt na ekranie, ponieważ nasza plansza będzie się #składać z kwadratów</text:span></text:span></text:p>
      <text:p text:style-name="Standard"><text:span text:style-name="comment0_5f_ruby"><text:span text:style-name="T6">BOX_SIZE=</text:span></text:span><text:span text:style-name="number_5f_ruby"><text:span text:style-name="T18">10</text:span></text:span><text:span text:style-name="comment0_5f_ruby"><text:span text:style-name="T6"> </text:span></text:span></text:p>
      <text:p text:style-name="Standard"><text:span text:style-name="comment0_5f_ruby"><text:span text:style-name="T6"/></text:span></text:p>
      <text:p text:style-name="Standard"><text:span text:style-name="keyword3_5f_ruby"><text:span text:style-name="T8">class</text:span></text:span><text:span text:style-name="comment0_5f_ruby"><text:span text:style-name="T11"> </text:span></text:span><text:span text:style-name="comment0_5f_ruby"><text:span text:style-name="T15">Snake</text:span></text:span></text:p>
      <text:p text:style-name="P10"><text:span text:style-name="T13"><text:s text:c="4"/>COLOR = </text:span><text:span text:style-name="string_5f_ruby">'green'</text:span><text:span text:style-name="T16"> </text:span><text:span text:style-name="comment0_5f_ruby">#definiujemy kolor skóry</text:span></text:p>
      <text:p text:style-name="P10"><text:span text:style-name="T13"><text:s text:c="4"/>HEAD_COLOR = </text:span><text:span text:style-name="string_5f_ruby">'yellow'</text:span><text:span text:style-name="T16"> </text:span><text:span text:style-name="comment0_5f_ruby">#osobny kolor dla głowy</text:span></text:p>
      <text:p text:style-name="P11"><text:s text:c="4"/>attr_accessor :parts <text:span text:style-name="comment0_5f_ruby">#przydzielamy pełny dostęp do talbicy z zewnątrz klasy</text:span></text:p>
      <text:p text:style-name="P11"><text:s text:c="4"/></text:p>
      <text:p text:style-name="P10"><text:span text:style-name="T9"><text:s text:c="4"/></text:span><text:span text:style-name="keyword0_5f_ruby">def</text:span><text:span text:style-name="T9"> </text:span><text:span text:style-name="T13">length </text:span><text:span text:style-name="comment0_5f_ruby">#Zwracamy długość </text:span></text:p>
      <text:p text:style-name="P11"><text:s text:c="6"/>@parts.<text:span text:style-name="member0_5f_ruby">size</text:span> <text:span text:style-name="comment0_5f_ruby">#długość jest równa ilości części ciała </text:span></text:p>
      <text:p text:style-name="P10"><text:span text:style-name="T13"><text:s text:c="4"/></text:span><text:span text:style-name="keyword0_5f_ruby">end</text:span></text:p>
      <text:p text:style-name="P12"><text:s text:c="4"/></text:p>
      <text:p text:style-name="P12"><text:s text:c="4"/><text:span text:style-name="comment0_5f_ruby">#Aby utworzyć obiekt, musimy podać położenie (x,y) , długość oraz kierunek</text:span></text:p>
      <text:p text:style-name="P10"><text:span text:style-name="T9"><text:s text:c="4"/></text:span><text:span text:style-name="keyword0_5f_ruby">def</text:span><text:span text:style-name="T9"> </text:span><text:span text:style-name="T13">initialize</text:span><text:span text:style-name="symbol0_5f_ruby">(</text:span><text:span text:style-name="T13">x,y,length,direction</text:span><text:span text:style-name="symbol0_5f_ruby">)</text:span><text:span text:style-name="T13"> </text:span></text:p>
      <text:p text:style-name="P11"><text:tab/> <text:s text:c="2"/>@direction = direction <text:span text:style-name="comment0_5f_ruby">#zapisujemy wartość do zmiennej instancyjnej</text:span></text:p>
      <text:p text:style-name="P11"><text:tab/> <text:s text:c="2"/>@parts = <text:span text:style-name="symbol0_5f_ruby">[]</text:span> <text:span text:style-name="comment0_5f_ruby">#Tworzymy pustą tablicę</text:span></text:p>
      <text:p text:style-name="P10"><text:span text:style-name="T13"><text:tab/> <text:s text:c="2"/>start = Rect.</text:span><text:span text:style-name="member0_5f_ruby"><text:span text:style-name="T17">new</text:span></text:span><text:span text:style-name="symbol0_5f_ruby">(</text:span><text:span text:style-name="T13">x,y,BOX_SIZE,BOX_SIZE</text:span><text:span text:style-name="symbol0_5f_ruby">)</text:span></text:p>
      <text:p text:style-name="P10"><text:span text:style-name="T13"><text:tab/> <text:s text:c="2"/>length.</text:span><text:span text:style-name="member0_5f_ruby">times</text:span><text:span text:style-name="T13"> </text:span><text:span text:style-name="keyword0_5f_ruby">do</text:span></text:p>
      <text:p text:style-name="P10"><text:span text:style-name="T9"><text:tab/> <text:s text:c="4"/></text:span><text:span text:style-name="T13">start = move_by_direction</text:span><text:span text:style-name="symbol0_5f_ruby">(</text:span><text:span text:style-name="T13">start</text:span><text:span text:style-name="symbol0_5f_ruby">)</text:span></text:p>
      <text:p text:style-name="P11"><text:tab/> <text:s text:c="4"/>@parts.<text:span text:style-name="member0_5f_ruby">unshift</text:span> start</text:p>
      <text:p text:style-name="P10"><text:span text:style-name="T13"><text:tab/> <text:s text:c="2"/></text:span><text:span text:style-name="keyword0_5f_ruby">end</text:span></text:p>
      <text:p text:style-name="P12"><text:s text:c="4"/><text:span text:style-name="keyword0_5f_ruby">end</text:span></text:p>
      <text:p text:style-name="P12"><text:s text:c="4"/></text:p>
      <text:p text:style-name="P10"><text:span text:style-name="T9"><text:s text:c="4"/></text:span><text:span text:style-name="keyword0_5f_ruby">def</text:span><text:span text:style-name="T9"> </text:span><text:span text:style-name="T13">head </text:span><text:span text:style-name="comment0_5f_ruby">#Zwracamy pierwszy element z tablicy, czyli głowę węża</text:span></text:p>
      <text:p text:style-name="P11"><text:s text:c="6"/>head = @parts.<text:span text:style-name="member0_5f_ruby">first</text:span></text:p>
      <text:p text:style-name="P10"><text:span text:style-name="T13"><text:s text:c="4"/></text:span><text:span text:style-name="keyword0_5f_ruby">end</text:span></text:p>
      <text:p text:style-name="P12"><text:s text:c="4"/></text:p>
      <text:p text:style-name="P12"><text:s text:c="3"/><text:span text:style-name="comment0_5f_ruby">#Funkcja rysująca poszczególne partie na ekranie</text:span></text:p>
      <text:p text:style-name="P10"><text:span text:style-name="T9"><text:s text:c="4"/></text:span><text:span text:style-name="keyword0_5f_ruby">def</text:span><text:span text:style-name="T9"> </text:span><text:span text:style-name="T13">draw on_surface </text:span></text:p>
      <text:p text:style-name="P10"><text:span text:style-name="T13"><text:tab/> <text:s text:c="2"/></text:span><text:span text:style-name="comment0_5f_ruby">#Wycinamy pierwszy element używając operatora [] oraz zakresu</text:span></text:p>
      <text:p text:style-name="P10"><text:span text:style-name="T13"><text:tab/> <text:s text:c="2"/></text:span><text:span text:style-name="comment0_5f_ruby">#Pierwszy element będzie rysowany innym kolorem</text:span></text:p>
      <text:p text:style-name="P10"><text:span text:style-name="T13"><text:tab/> <text:s text:c="2"/>@parts</text:span><text:span text:style-name="symbol0_5f_ruby">[</text:span><text:span text:style-name="number_5f_ruby">1</text:span><text:span text:style-name="T13">..</text:span><text:span text:style-name="symbol0_5f_ruby">-</text:span><text:span text:style-name="number_5f_ruby">1</text:span><text:span text:style-name="symbol0_5f_ruby">]</text:span><text:span text:style-name="T13">.</text:span><text:span text:style-name="member0_5f_ruby">each</text:span><text:span text:style-name="T13"> </text:span><text:span text:style-name="keyword0_5f_ruby">do</text:span><text:span text:style-name="T9"> </text:span><text:span text:style-name="symbol0_5f_ruby">|</text:span><text:span text:style-name="T13">part</text:span><text:span text:style-name="symbol0_5f_ruby">|</text:span></text:p>
      <text:p text:style-name="P10"><text:span text:style-name="T13"><text:tab/><text:tab/></text:span><text:span text:style-name="comment0_5f_ruby">#Dla każdego elementy wykonujemy funkcję draw_box_s z klasy Surface</text:span></text:p>
      <text:p text:style-name="P10"><text:span text:style-name="T13"><text:tab/><text:tab/></text:span><text:span text:style-name="comment0_5f_ruby">#Owa funkcja przyjmuje w parametrach lewy górny oraz prawy dolny róg <text:tab/><text:tab/>#prostokąta, oraz kolor</text:span></text:p>
      <text:p text:style-name="P11"><text:tab/> <text:s text:c="5"/>on_surface.<text:span text:style-name="member0_5f_ruby">draw_box_s</text:span> part.<text:span text:style-name="member0_5f_ruby">topleft</text:span>, part.<text:span text:style-name="member0_5f_ruby">bottomright</text:span>, COLOR</text:p>
      <text:p text:style-name="P10"><text:span text:style-name="T13"><text:tab/> <text:s text:c="2"/></text:span><text:span text:style-name="keyword0_5f_ruby">end</text:span></text:p>
      <text:p text:style-name="P10"><text:span text:style-name="T9"><text:tab/> <text:s text:c="2"/></text:span><text:span text:style-name="comment0_5f_ruby">#Rysujemy głowę innym kolorem, zdefiniowanym wyżej</text:span></text:p>
      <text:p text:style-name="P10"><text:span text:style-name="T9"><text:tab/> <text:s text:c="2"/></text:span><text:span text:style-name="T13">on_surface.</text:span><text:span text:style-name="member0_5f_ruby">draw_box_s</text:span><text:span text:style-name="T13"> head.</text:span><text:span text:style-name="member0_5f_ruby">topleft</text:span><text:span text:style-name="T13">, head.</text:span><text:span text:style-name="member0_5f_ruby">bottomright</text:span><text:span text:style-name="T13">, HEAD_COLOR</text:span></text:p>
      <text:p text:style-name="P11"><text:soft-page-break/><text:tab/> <text:s text:c="2"/></text:p>
      <text:p text:style-name="P10"><text:span text:style-name="T13"><text:s text:c="4"/></text:span><text:span text:style-name="keyword0_5f_ruby">end</text:span></text:p>
      <text:p text:style-name="P12"><text:span text:style-name="keyword0_5f_ruby">end</text:span></text:p>
      <text:p text:style-name="Standard"><text:span text:style-name="comment0_5f_ruby"><text:span text:style-name="T5"/></text:span></text:p>
      <text:p text:style-name="Standard"><text:span text:style-name="comment0_5f_ruby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symbol0_5f_ruby" style:display-name="symbol0_ruby" style:family="text">
      <style:text-properties fo:color="#006600" fo:font-style="normal" fo:font-weight="bold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ruby" style:display-name="keyword2_ruby" style:family="text">
      <style:text-properties fo:color="#cc0066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comment0_5f_ruby" style:display-name="comment0_ruby" style:family="text">
      <style:text-properties fo:color="#008000" fo:font-style="italic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comment_5f_multi_5f_ruby" style:display-name="comment_multi_ruby" style:family="text">
      <style:text-properties fo:color="#000080" fo:font-style="italic" fo:font-weight="normal"/>
    </style:style>
    <style:style style:name="number_5f_ruby" style:display-name="number_ruby" style:family="text">
      <style:text-properties fo:color="#006666" fo:font-style="normal" fo:font-weight="normal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6T21:10:04</meta:creation-date>
    <dc:date>2013-08-02T13:00:29</dc:date>
    <meta:editing-duration>PT6H13M44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4" meta:paragraph-count="122" meta:word-count="730" meta:character-count="5835" meta:non-whitespace-character-count="4817"/>
  </office:meta>
</office:document-meta>
</file>